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00cc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Foglio1" table:style-name="ta1">
        <office:forms form:automatic-focus="false" form:apply-design-mode="false"/>
        <table:shapes>
          <draw:frame draw:z-index="0" draw:style-name="gr1" svg:width="16.021cm" svg:height="8.987cm" svg:x="24.476cm" svg:y="5.572cm">
            <draw:object draw:notify-on-update-of-ranges="Foglio1.F19:Foglio1.F19 Foglio1.F20:Foglio1.F29 Foglio1.G19:Foglio1.G19 Foglio1.G20:Foglio1.G29 Foglio1.F19:Foglio1.F19 Foglio1.F20:Foglio1.F29 Foglio1.H19:Foglio1.H19 Foglio1.H20:Foglio1.H29 Foglio1.F19:Foglio1.F19 Foglio1.F20:Foglio1.F29 Foglio1.I19:Foglio1.I19 Foglio1.I20:Foglio1.I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1.583cm" svg:y="18.041cm">
            <draw:object draw:notify-on-update-of-ranges="Foglio1.F35:Foglio1.F35 Foglio1.F36:Foglio1.F54 Foglio1.G35:Foglio1.G35 Foglio1.G36:Foglio1.G54 Foglio1.F35:Foglio1.F35 Foglio1.F36:Foglio1.F54 Foglio1.H35:Foglio1.H35 Foglio1.H36:Foglio1.H54 Foglio1.F35:Foglio1.F35 Foglio1.F36:Foglio1.F54 Foglio1.I35:Foglio1.I35 Foglio1.I36:Foglio1.I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65" table:default-cell-style-name="ce2"/>
        <table:table-row table:style-name="ro1">
          <table:table-cell table:style-name="ce1" office:value-type="string">
            <text:p>max_nod = 0.6</text:p>
          </table:table-cell>
          <table:table-cell table:style-name="ce1" office:value-type="string">
            <text:p>Minsup →</text:p>
          </table:table-cell>
          <table:table-cell table:style-name="ce1" office:value-type="float" office:value="0.0001">
            <text:p>0,0001</text:p>
          </table:table-cell>
          <table:table-cell table:style-name="ce1" office:value-type="float" office:value="0.001">
            <text:p>0,001</text:p>
          </table:table-cell>
          <table:table-cell table:style-name="ce1" office:value-type="float" office:value="0.005">
            <text:p>0,005</text:p>
          </table:table-cell>
          <table:table-cell table:style-name="ce1" office:value-type="float" office:value="0.01">
            <text:p>0,01</text:p>
          </table:table-cell>
          <table:table-cell table:style-name="ce1" office:value-type="float" office:value="0.015">
            <text:p>0,015</text:p>
          </table:table-cell>
          <table:table-cell table:style-name="ce1" office:value-type="float" office:value="0.02">
            <text:p>0,02</text:p>
          </table:table-cell>
          <table:table-cell table:style-name="ce1" office:value-type="float" office:value="0.025">
            <text:p>0,025</text:p>
          </table:table-cell>
          <table:table-cell table:style-name="ce1" office:value-type="float" office:value="0.03">
            <text:p>0,03</text:p>
          </table:table-cell>
          <table:table-cell table:style-name="ce1"/>
          <table:table-cell table:style-name="ce1" office:value-type="float" office:value="0.05">
            <text:p>0,05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0.3 – 0.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number-columns-repeated="5" table:style-name="ce5" office:value-type="float" office:value="14">
            <text:p>14</text:p>
          </table:table-cell>
          <table:table-cell table:style-name="ce5"/>
          <table:table-cell table:number-columns-repeated="2"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0.3 – 0.2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5">
            <text:p>35</text:p>
          </table:table-cell>
          <table:table-cell table:number-columns-repeated="3" table:style-name="ce5" office:value-type="float" office:value="35">
            <text:p>35</text:p>
          </table:table-cell>
          <table:table-cell table:number-columns-repeated="2" table:style-name="ce5" office:value-type="float" office:value="34">
            <text:p>34</text:p>
          </table:table-cell>
          <table:table-cell table:style-name="ce5"/>
          <table:table-cell table:number-columns-repeated="2" table:style-name="ce5" office:value-type="float" office:value="32">
            <text:p>32</text:p>
          </table:table-cell>
          <table:table-cell table:style-name="ce5" office:value-type="float" office:value="30">
            <text:p>30</text:p>
          </table:table-cell>
          <table:table-cell table:number-columns-repeated="2"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0.4 – 0.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number-columns-repeated="3" table:style-name="ce5" office:value-type="float" office:value="8">
            <text:p>8</text:p>
          </table:table-cell>
          <table:table-cell table:number-columns-repeated="2" table:style-name="ce5" office:value-type="float" office:value="7">
            <text:p>7</text:p>
          </table:table-cell>
          <table:table-cell table:style-name="ce5"/>
          <table:table-cell table:number-columns-repeated="3" table:style-name="ce5" office:value-type="float" office:value="7">
            <text:p>7</text:p>
          </table:table-cell>
          <table:table-cell table:number-columns-repeated="4"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number-columns-repeated="267"/>
        </table:table-row>
        <table:table-row table:style-name="ro3">
          <table:table-cell table:style-name="ce1" office:value-type="string">
            <text:p>max_nod = 0.6</text:p>
          </table:table-cell>
          <table:table-cell table:style-name="ce1" office:value-type="string">
            <text:p>Minsup (%) →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4">
            <text:p>0,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1">
            <text:p>1</text:p>
          </table:table-cell>
          <table:table-cell table:number-columns-repeated="255"/>
        </table:table-row>
        <table:table-row table:style-name="ro2">
          <table:table-cell/>
          <table:table-cell table:style-name="ce3" office:value-type="string">
            <text:p>0.3 – 0.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55"/>
        </table:table-row>
        <table:table-row table:style-name="ro2">
          <table:table-cell/>
          <table:table-cell table:style-name="ce3" office:value-type="string">
            <text:p>0.3 – 0.2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0">
            <text:p>30</text:p>
          </table:table-cell>
          <table:table-cell table:number-columns-repeated="2"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7">
            <text:p>7</text:p>
          </table:table-cell>
          <table:table-cell table:number-columns-repeated="255"/>
        </table:table-row>
        <table:table-row table:style-name="ro2">
          <table:table-cell/>
          <table:table-cell table:style-name="ce3" office:value-type="string">
            <text:p>0.4 – 0.2</text:p>
          </table:table-cell>
          <table:table-cell table:number-columns-repeated="2" table:style-name="ce5" office:value-type="float" office:value="7">
            <text:p>7</text:p>
          </table:table-cell>
          <table:table-cell table:number-columns-repeated="4"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55"/>
        </table:table-row>
        <table:table-row table:style-name="ro2" table:number-rows-repeated="9">
          <table:table-cell table:number-columns-repeated="267"/>
        </table:table-row>
        <table:table-row table:style-name="ro2">
          <table:table-cell table:number-columns-repeated="5"/>
          <table:table-cell table:style-name="ce1"/>
          <table:table-cell table:style-name="ce3" office:value-type="string">
            <text:p>0.3 – 0.1</text:p>
          </table:table-cell>
          <table:table-cell table:style-name="ce3" office:value-type="string">
            <text:p>0.3 – 0.2</text:p>
          </table:table-cell>
          <table:table-cell table:style-name="ce3" office:value-type="string">
            <text:p>0.4 – 0.2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1">
            <text:p>0,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">
            <text:p>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2">
            <text:p>0,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3">
            <text:p>0,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4">
            <text:p>0,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5">
            <text:p>0,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6">
            <text:p>0,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6">
            <text:p>6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7">
            <text:p>0,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5">
            <text:p>5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8">
            <text:p>0,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9">
            <text:p>0,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number-columns-repeated="258"/>
        </table:table-row>
        <table:table-row table:style-name="ro2" table:number-rows-repeated="5">
          <table:table-cell table:number-columns-repeated="267"/>
        </table:table-row>
        <table:table-row table:style-name="ro2">
          <table:table-cell table:number-columns-repeated="5"/>
          <table:table-cell table:style-name="ce1"/>
          <table:table-cell table:style-name="ce3" office:value-type="string">
            <text:p>0.3 – 0.1</text:p>
          </table:table-cell>
          <table:table-cell table:style-name="ce3" office:value-type="string">
            <text:p>0.3 – 0.2</text:p>
          </table:table-cell>
          <table:table-cell table:style-name="ce3" office:value-type="string">
            <text:p>0.4 – 0.2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001">
            <text:p>0,000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0">
            <text:p>10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01">
            <text:p>0,00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9">
            <text:p>9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05">
            <text:p>0,00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8">
            <text:p>8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1">
            <text:p>0,0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8">
            <text:p>8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15">
            <text:p>0,0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8">
            <text:p>8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2">
            <text:p>0,0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8">
            <text:p>8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25">
            <text:p>0,0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">
            <text:p>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3">
            <text:p>0,0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">
            <text:p>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5">
            <text:p>0,0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">
            <text:p>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1">
            <text:p>0,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7">
            <text:p>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2">
            <text:p>0,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7">
            <text:p>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3">
            <text:p>0,3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4">
            <text:p>0,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6">
            <text:p>6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5">
            <text:p>0,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">
            <text:p>6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6">
            <text:p>0,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6">
            <text:p>6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7">
            <text:p>0,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5">
            <text:p>5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8">
            <text:p>0,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9">
            <text:p>0,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number-columns-repeated="258"/>
        </table:table-row>
        <table:table-row table:style-name="ro2" table:number-rows-repeated="3">
          <table:table-cell table:number-columns-repeated="267"/>
        </table:table-row>
        <table:table-row table:style-name="ro2">
          <table:table-cell table:number-columns-repeated="6"/>
          <table:table-cell table:style-name="ce3" office:value-type="string">
            <text:p>0.4 – 0.2</text:p>
          </table:table-cell>
          <table:table-cell table:style-name="ce3" office:value-type="string">
            <text:p>0.3 – 0.1</text:p>
          </table:table-cell>
          <table:table-cell table:style-name="ce3" office:value-type="string">
            <text:p>0.3 – 0.2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001">
            <text:p>0,000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42">
            <text:p>42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01">
            <text:p>0,00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0">
            <text:p>40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05">
            <text:p>0,00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5">
            <text:p>35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1">
            <text:p>0,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5">
            <text:p>35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15">
            <text:p>0,01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5">
            <text:p>35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2">
            <text:p>0,0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5">
            <text:p>35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25">
            <text:p>0,02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3">
            <text:p>0,0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05">
            <text:p>0,0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2">
            <text:p>32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1">
            <text:p>0,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2">
            <text:p>32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2">
            <text:p>0,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3">
            <text:p>0,3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7">
            <text:p>2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4">
            <text:p>0,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7">
            <text:p>27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5">
            <text:p>0,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6">
            <text:p>0,6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23">
            <text:p>23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7">
            <text:p>0,7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8">
            <text:p>0,8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0.9">
            <text:p>0,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number-columns-repeated="258"/>
        </table:table-row>
        <table:table-row table:style-name="ro2">
          <table:table-cell table:number-columns-repeated="5"/>
          <table:table-cell table:style-name="ce1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number-columns-repeated="258"/>
        </table:table-row>
        <table:table-row table:style-name="ro2" table:number-rows-repeated="1048498">
          <table:table-cell table:number-columns-repeated="267"/>
        </table:table-row>
        <table:table-row table:style-name="ro4">
          <table:table-cell table:number-columns-repeated="2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.</number:text>
      <number:seconds number:style="long"/>
    </number:time-style>
    <number:time-style style:name="N10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9">
      <number:minutes number:style="long"/>
      <number:text>.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17:41:00.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8:18:48.659834300</meta:creation-date>
    <dc:date>2014-03-11T17:55:18.32</dc:date>
    <meta:editing-cycles>7</meta:editing-cycles>
    <meta:editing-duration>PT4H6M18S</meta:editing-duration>
    <meta:generator>LibreOffice/3.6$Windows_x86 LibreOffice_project/2ef5aff-a6fb0ff-166bdff-cf087ad-0f1389</meta:generator>
    <meta:document-statistic meta:table-count="1" meta:cell-count="3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2cm" svg:height="8.988cm" xlink:href=".." xlink:type="simple" chart:class="chart:scatter" chart:style-name="ch1">
        <chart:subtitle svg:x="0cm" svg:y="0cm" chart:style-name="ch2">
          <text:p/>
        </chart:subtitle>
        <chart:legend chart:legend-position="end" svg:x="13.329cm" svg:y="3.697cm" style:legend-expansion="high" chart:style-name="ch3"/>
        <chart:plot-area chart:style-name="ch4" table:cell-range-address="Foglio1.F19:Foglio1.I29" chart:data-source-has-labels="row" svg:x="0.77cm" svg:y="0.851cm" svg:width="11.919cm" svg:height="7.538cm">
          <chartooo:coordinate-region svg:x="1.391cm" svg:y="1.05cm" svg:width="11.058cm" svg:height="6.6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oglio1.G20:Foglio1.G29" chart:label-cell-address="Foglio1.G19:Foglio1.G19" chart:class="chart:scatter">
            <chart:domain table:cell-range-address="Foglio1.F20:Foglio1.F29"/>
            <chart:data-point chart:repeated="10"/>
          </chart:series>
          <chart:series chart:style-name="ch8" chart:values-cell-range-address="Foglio1.H20:Foglio1.H29" chart:label-cell-address="Foglio1.H19:Foglio1.H19" chart:class="chart:scatter">
            <chart:data-point chart:repeated="10"/>
          </chart:series>
          <chart:series chart:style-name="ch9" chart:values-cell-range-address="Foglio1.I20:Foglio1.I29" chart:label-cell-address="Foglio1.I19:Foglio1.I19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  <table:table-cell office:value-type="string">
                <text:p>0.3 – 0.1</text:p>
                <draw:g>
                  <svg:desc>Foglio1.G19:Foglio1.G19</svg:desc>
                </draw:g>
              </table:table-cell>
              <table:table-cell office:value-type="string">
                <text:p>0.3 – 0.2</text:p>
                <draw:g>
                  <svg:desc>Foglio1.H19:Foglio1.H19</svg:desc>
                </draw:g>
              </table:table-cell>
              <table:table-cell office:value-type="string">
                <text:p>0.4 – 0.2</text:p>
                <draw:g>
                  <svg:desc>Foglio1.I19:Foglio1.I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oglio1.F20:Foglio1.F29</svg:desc>
                </draw:g>
              </table:table-cell>
              <table:table-cell office:value-type="float" office:value="14">
                <text:p>14</text:p>
                <draw:g>
                  <svg:desc>Foglio1.G20:Foglio1.G29</svg:desc>
                </draw:g>
              </table:table-cell>
              <table:table-cell office:value-type="float" office:value="32">
                <text:p>32</text:p>
                <draw:g>
                  <svg:desc>Foglio1.H20:Foglio1.H29</svg:desc>
                </draw:g>
              </table:table-cell>
              <table:table-cell office:value-type="float" office:value="7">
                <text:p>7</text:p>
                <draw:g>
                  <svg:desc>Foglio1.I20:Foglio1.I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307cm" svg:y="3.703cm" style:legend-expansion="high" chart:style-name="ch3"/>
        <chart:plot-area chart:style-name="ch4" table:cell-range-address="Foglio1.F35:Foglio1.I54" chart:data-source-has-labels="row" svg:x="0.77cm" svg:y="0.855cm" svg:width="11.897cm" svg:height="7.545cm">
          <chartooo:coordinate-region svg:x="1.391cm" svg:y="1.054cm" svg:width="11.03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oglio1.G36:Foglio1.G54" chart:label-cell-address="Foglio1.G35:Foglio1.G35" chart:class="chart:scatter">
            <chart:domain table:cell-range-address="Foglio1.F36:Foglio1.F54"/>
            <chart:data-point chart:repeated="19"/>
          </chart:series>
          <chart:series chart:style-name="ch8" chart:values-cell-range-address="Foglio1.H36:Foglio1.H54" chart:label-cell-address="Foglio1.H35:Foglio1.H35" chart:class="chart:scatter">
            <chart:data-point chart:repeated="19"/>
          </chart:series>
          <chart:series chart:style-name="ch9" chart:values-cell-range-address="Foglio1.I36:Foglio1.I54" chart:label-cell-address="Foglio1.I35:Foglio1.I35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  <table:table-cell office:value-type="string">
                <text:p>0.3 – 0.1</text:p>
                <draw:g>
                  <svg:desc>Foglio1.G35:Foglio1.G35</svg:desc>
                </draw:g>
              </table:table-cell>
              <table:table-cell office:value-type="string">
                <text:p>0.3 – 0.2</text:p>
                <draw:g>
                  <svg:desc>Foglio1.H35:Foglio1.H35</svg:desc>
                </draw:g>
              </table:table-cell>
              <table:table-cell office:value-type="string">
                <text:p>0.4 – 0.2</text:p>
                <draw:g>
                  <svg:desc>Foglio1.I35:Foglio1.I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Foglio1.F36:Foglio1.F54</svg:desc>
                </draw:g>
              </table:table-cell>
              <table:table-cell office:value-type="float" office:value="17">
                <text:p>17</text:p>
                <draw:g>
                  <svg:desc>Foglio1.G36:Foglio1.G54</svg:desc>
                </draw:g>
              </table:table-cell>
              <table:table-cell office:value-type="float" office:value="42">
                <text:p>42</text:p>
                <draw:g>
                  <svg:desc>Foglio1.H36:Foglio1.H54</svg:desc>
                </draw:g>
              </table:table-cell>
              <table:table-cell office:value-type="float" office:value="10">
                <text:p>10</text:p>
                <draw:g>
                  <svg:desc>Foglio1.I36:Foglio1.I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">
                <text:p>0.015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4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